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 style:master-page-name="">
      <style:table-properties style:width="17.016cm" style:page-number="auto" table:align="left" style:writing-mode="lr-tb"/>
    </style:style>
    <style:style style:name="Tabell1.A" style:family="table-column">
      <style:table-column-properties style:column-width="1.85cm"/>
    </style:style>
    <style:style style:name="Tabell1.B" style:family="table-column">
      <style:table-column-properties style:column-width="11.668cm"/>
    </style:style>
    <style:style style:name="Tabell1.C" style:family="table-column">
      <style:table-column-properties style:column-width="1.826cm"/>
    </style:style>
    <style:style style:name="Tabell1.D" style:family="table-column">
      <style:table-column-properties style:column-width="1.672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1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1.C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" style:family="table" style:master-page-name="">
      <style:table-properties style:width="17.016cm" style:page-number="auto" table:align="left" style:writing-mode="lr-tb"/>
    </style:style>
    <style:style style:name="Tabell2.A" style:family="table-column">
      <style:table-column-properties style:column-width="1.85cm"/>
    </style:style>
    <style:style style:name="Tabell2.B" style:family="table-column">
      <style:table-column-properties style:column-width="11.668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72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2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2.A2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2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2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4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6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name-complex="Georgia" style:font-size-complex="18pt" style:font-style-complex="italic" style:font-weight-complex="bold"/>
    </style:style>
    <style:style style:name="P8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.741cm" fo:margin-right="0.212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3" style:family="paragraph" style:parent-style-name="Table_20_Contents">
      <style:text-properties style:font-name="Georgia" fo:font-size="12pt" style:font-size-asian="12pt" style:font-name-complex="Georgi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name-complex="Georgia" style:font-size-complex="12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font-name="Georgia" fo:font-size="12pt" style:font-size-asian="12pt" style:font-name-complex="Georgia" style:font-size-complex="12pt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2" style:family="text">
      <style:text-properties style:font-name="Georgia" fo:font-size="12pt" style:font-size-asian="12pt" style:font-name-complex="Georgia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duct Backlog</text:p>
      <text:p text:style-name="P1"/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3">Item ID</text:p>
          </table:table-cell>
          <table:table-cell table:style-name="Tabell1.A1" office:value-type="string">
            <text:p text:style-name="P13">Sammanfattning</text:p>
          </table:table-cell>
          <table:table-cell table:style-name="Tabell1.A1" office:value-type="string">
            <text:p text:style-name="P13">Rank</text:p>
          </table:table-cell>
          <table:table-cell table:style-name="Tabell1.D1" office:value-type="string">
            <text:p text:style-name="P13">Utfört?</text:p>
          </table:table-cell>
        </table:table-row>
        <table:table-row table:style-name="Tabell1.1">
          <table:table-cell table:style-name="Tabell1.A2" office:value-type="string">
            <text:p text:style-name="P14">1</text:p>
          </table:table-cell>
          <table:table-cell table:style-name="Tabell1.B2" office:value-type="string">
            <text:p text:style-name="P2"/>
            <text:p text:style-name="P10">Som användare vill jag kunna lägga till ett youtubeklipp </text:p>
            <text:p text:style-name="P10">i ny eller befintlig mapp.</text:p>
            <text:p text:style-name="P1"/>
          </table:table-cell>
          <table:table-cell table:style-name="Tabell1.A2" office:value-type="string">
            <text:p text:style-name="P14">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2</text:p>
          </table:table-cell>
          <table:table-cell table:style-name="Tabell1.B2" office:value-type="string">
            <text:p text:style-name="P2"/>
            <text:p text:style-name="P12">Som användare vill jag kunna klistra in en youtubelänk och det skapas en ny videoruta i applikationen som innehåller youtubeklippet.</text:p>
            <text:p text:style-name="P1"/>
          </table:table-cell>
          <table:table-cell table:style-name="Tabell1.A2" office:value-type="string">
            <text:p text:style-name="P14">3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3</text:p>
          </table:table-cell>
          <table:table-cell table:style-name="Tabell1.B2" office:value-type="string">
            <text:p text:style-name="P2"/>
            <text:p text:style-name="P10">Som användare vill jag kunna förminska videorutan</text:p>
            <text:p text:style-name="P1"/>
          </table:table-cell>
          <table:table-cell table:style-name="Tabell1.C4" office:value-type="float" office:value="6">
            <text:p text:style-name="P14">6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4</text:p>
          </table:table-cell>
          <table:table-cell table:style-name="Tabell1.B2" office:value-type="string">
            <text:p text:style-name="P2"/>
            <text:p text:style-name="P10">Som användare vill jag kunna förstora videorutan</text:p>
            <text:p text:style-name="P1"/>
          </table:table-cell>
          <table:table-cell table:style-name="Tabell1.C4" office:value-type="float" office:value="8">
            <text:p text:style-name="P14">8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5</text:p>
          </table:table-cell>
          <table:table-cell table:style-name="Tabell1.B2" office:value-type="string">
            <text:p text:style-name="P2"/>
            <text:p text:style-name="P10">Som användare vill jag kunna flytta runt videorutan</text:p>
            <text:p text:style-name="P1"/>
          </table:table-cell>
          <table:table-cell table:style-name="Tabell1.C4" office:value-type="float" office:value="5">
            <text:p text:style-name="P14">5</text:p>
          </table:table-cell>
          <table:table-cell table:style-name="Tabell1.D2" office:value-type="string">
            <text:p text:style-name="P14">Delvis</text:p>
          </table:table-cell>
        </table:table-row>
        <table:table-row table:style-name="Tabell1.1">
          <table:table-cell table:style-name="Tabell1.A2" office:value-type="string">
            <text:p text:style-name="P14">6</text:p>
          </table:table-cell>
          <table:table-cell table:style-name="Tabell1.B2" office:value-type="string">
            <text:p text:style-name="P2"/>
            <text:p text:style-name="P8">Som användare vill jag kunna ändra rubriknamn för mina öppna videoklipp och mina favoriserade videoklipp</text:p>
            <text:p text:style-name="P1"/>
          </table:table-cell>
          <table:table-cell table:style-name="Tabell1.C4" office:value-type="float" office:value="11">
            <text:p text:style-name="P14">1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7</text:p>
          </table:table-cell>
          <table:table-cell table:style-name="Tabell1.B2" office:value-type="string">
            <text:p text:style-name="P2"/>
            <text:p text:style-name="P10">Som användare vill jag kunna välja att spela upp ett videoklipp i litet eller stort format</text:p>
            <text:p text:style-name="P1"/>
          </table:table-cell>
          <table:table-cell table:style-name="Tabell1.C4" office:value-type="float" office:value="10">
            <text:p text:style-name="P14">10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8</text:p>
            <text:p text:style-name="P14"/>
          </table:table-cell>
          <table:table-cell table:style-name="Tabell1.B2" office:value-type="string">
            <text:p text:style-name="P2"/>
            <text:p text:style-name="P10">Som användare vill jag att allt ska se likadant ut som när jag lämnade applikationen senast.</text:p>
            <text:p text:style-name="P1"/>
          </table:table-cell>
          <table:table-cell table:style-name="Tabell1.A2" office:value-type="string">
            <text:p text:style-name="P14">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9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skapa en ny tom mapp utan att behöva lägga in ett videoklipp</text:p>
            <text:p text:style-name="P5"/>
          </table:table-cell>
          <table:table-cell table:style-name="Tabell1.C4" office:value-type="float" office:value="12">
            <text:p text:style-name="P14">1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0</text:p>
            <text:p text:style-name="P14"/>
          </table:table-cell>
          <table:table-cell table:style-name="Tabell1.B2" office:value-type="string">
            <text:p text:style-name="P2"/>
            <text:p text:style-name="P8">Som användare vill jag mötas av en snygg och tilltalande </text:p>
            <text:p text:style-name="P8">applikation.</text:p>
            <text:p text:style-name="P5"/>
          </table:table-cell>
          <table:table-cell table:style-name="Tabell1.C4" office:value-type="float" office:value="4">
            <text:p text:style-name="P15">4</text:p>
          </table:table-cell>
          <table:table-cell table:style-name="Tabell1.D2" office:value-type="string">
            <text:p text:style-name="P15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1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ta bort ett videoklipp från favoriter.</text:p>
            <text:p text:style-name="P5"/>
          </table:table-cell>
          <table:table-cell table:style-name="Tabell1.C4" office:value-type="float" office:value="9">
            <text:p text:style-name="P15">9</text:p>
          </table:table-cell>
          <table:table-cell table:style-name="Tabell1.D2" office:value-type="string">
            <text:p text:style-name="P15">Nej</text:p>
          </table:table-cell>
        </table:table-row>
      </table:table>
      <text:p text:style-name="P1"><text:s/></text:p>
      <text:p text:style-name="P1">- Fortsättning nästa sida!<text:line-break/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ext:soft-page-break/>
        <table:table-row table:style-name="Tabell2.1">
          <table:table-cell table:style-name="Tabell2.A1" office:value-type="string">
            <text:p text:style-name="P13">Item ID</text:p>
          </table:table-cell>
          <table:table-cell table:style-name="Tabell2.A1" office:value-type="string">
            <text:p text:style-name="P13">Sammanfattning</text:p>
          </table:table-cell>
          <table:table-cell table:style-name="Tabell2.A1" office:value-type="string">
            <text:p text:style-name="P13">Rank</text:p>
          </table:table-cell>
          <table:table-cell table:style-name="Tabell2.D1" office:value-type="string">
            <text:p text:style-name="P13">Utfört?</text:p>
          </table:table-cell>
        </table:table-row>
        <table:table-row table:style-name="Tabell2.1">
          <table:table-cell table:style-name="Tabell2.A2" office:value-type="float" office:value="12">
            <text:p text:style-name="P14">12</text:p>
          </table:table-cell>
          <table:table-cell table:style-name="Tabell2.B2" office:value-type="string">
            <text:p text:style-name="P2"/>
            <text:p text:style-name="P10">Som användare vill jag kunna stänga en öppen video</text:p>
            <text:p text:style-name="P1"/>
          </table:table-cell>
          <table:table-cell table:style-name="Tabell2.A2" office:value-type="float" office:value="7">
            <text:p text:style-name="P14">7</text:p>
          </table:table-cell>
          <table:table-cell table:style-name="Tabell2.D2" office:value-type="string">
            <text:p text:style-name="P14">Nej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sv" fo:country="S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list-style-name="" style:class="text">
      <style:paragraph-properties fo:margin="100%"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>
      <style:paragraph-properties fo:margin="100%" fo:margin-left="0cm" fo:margin-right="0cm" fo:margin-top="0cm" fo:margin-bottom="0cm" fo:line-height="120%" fo:text-align="start" style:justify-single-word="false" fo:orphans="0" fo:widows="0" fo:hyphenation-ladder-count="no-limit" fo:text-indent="0cm" style:auto-text-indent="false" style:text-autospace="none" style:punctuation-wrap="hanging" style:line-break="strict" style:vertical-align="middle" style:writing-mode="lr-tb"/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_5b_Basic_20_Paragraph_5d_" style:display-name="[Basic Paragraph]" style:family="paragraph" style:parent-style-name="_5b_No_20_Paragraph_20_Style_5d_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2:46:44</meta:creation-date>
    <dc:date>2014-04-14T01:28:36.58</dc:date>
    <meta:editing-cycles>74</meta:editing-cycles>
    <meta:editing-duration>P1DT11H5M40S</meta:editing-duration>
    <meta:generator>OpenOffice/4.0.1$Win32 OpenOffice.org_project/401m5$Build-9714</meta:generator>
    <meta:document-statistic meta:table-count="2" meta:image-count="0" meta:object-count="0" meta:page-count="2" meta:paragraph-count="61" meta:word-count="203" meta:character-count="1100"/>
  </office:meta>
</office:document-meta>
</file>